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6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25%" draw:textarea-horizontal-align="center" draw:textarea-vertical-align="middle" draw:shadow-opacity="25%"/>
    </style:style>
    <style:style style:name="gr3" style:family="graphic" style:parent-style-name="standard">
      <style:graphic-properties draw:stroke="none" draw:fill="solid" draw:fill-color="#000000" draw:fill-gradient-name="Gradient_20_1" draw:opacity="20%" draw:textarea-horizontal-align="center" draw:textarea-vertical-align="middle" draw:shadow-opacity="20%"/>
    </style:style>
    <style:style style:name="gr4" style:family="graphic" style:parent-style-name="standard">
      <style:graphic-properties draw:stroke="none" svg:stroke-width="0.06cm" svg:stroke-color="#00000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25%"/>
    </style:style>
    <style:style style:name="gr6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25%"/>
    </style:style>
    <style:style style:name="gr7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25%"/>
    </style:style>
    <style:style style:name="gr8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25%"/>
    </style:style>
    <style:style style:name="gr9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25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3.999cm" svg:x="0cm" svg:y="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99cm" svg:height="3.195cm" svg:x="0cm" svg:y="0cm" svg:viewBox="0 0 4000 3196" svg:d="m0 784c0-159 119-803 909-784h2295c391 0 796 369 796 760v-2c0 1668-4000 513-4000 2438z">
          <text:p/>
        </draw:path>
        <draw:path draw:style-name="gr3" draw:text-style-name="P1" draw:layer="layout" svg:width="3.999cm" svg:height="3.229cm" draw:transform="rotate (3.1415926535892) translate (4.00000000000575cm 3.99940946120004cm)" svg:viewBox="0 0 4000 3230" svg:d="m4000-7215c0-159-119-803-909-783h-2295c-391 0-796 368-796 759v2470c0-1665 4000-474 4000-2443z">
          <text:p/>
        </draw:path>
        <draw:custom-shape draw:style-name="gr4" draw:text-style-name="P1" draw:layer="layout" svg:width="3.999cm" svg:height="3.998cm" svg:x="0.001cm" svg:y="0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521cm" svg:height="0.522cm" svg:x="1.566cm" svg:y="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21cm" svg:height="0.523cm" svg:x="1.566cm" svg:y="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041cm" svg:height="0.695cm" draw:transform="rotate (-1.57079632679579) translate (2.95513237708643cm 0.867854663675079cm)" svg:viewBox="0 0 1042 696" svg:d="m1042-5910c0 696-1042 696-1042 696 0 0 522 0 522-696z">
          <text:p/>
        </draw:path>
        <draw:path draw:style-name="gr7" draw:text-style-name="P1" draw:layer="layout" svg:width="0.693cm" svg:height="1.056cm" draw:transform="skewX (0.0181514242207376) rotate (-3.12012510379086) translate (3.65035344180858cm 1.91051535521802cm)" svg:viewBox="0 0 694 1057" svg:d="m694-3440c-696-15-694-537-694-537 0 0-3 1043 692 1058z">
          <text:p/>
        </draw:path>
        <draw:path draw:style-name="gr8" draw:text-style-name="P1" draw:layer="layout" svg:width="-0.694cm" svg:height="-1.041cm" svg:x="2.955cm" svg:y="2.955cm" svg:viewBox="0 0 -695 -1042" svg:d="m0-4867c695 0 695-1042 695-1042 0 0 0 521-695 521z">
          <text:p/>
        </draw:path>
        <draw:path draw:style-name="gr8" draw:text-style-name="P1" draw:layer="layout" svg:width="0.688cm" svg:height="0.538cm" draw:transform="skewX (0.0115191730631604) rotate (0.0258308729295112) translate (2.95332021518367cm 2.43323231555114cm)" svg:viewBox="0 0 689 539" svg:d="m0 5539c695-1 689 17 689 17 0 0 8-539-688-539z">
          <text:p/>
        </draw:path>
        <draw:path draw:style-name="gr9" draw:text-style-name="P1" draw:layer="layout" svg:width="1.041cm" svg:height="1.043cm" draw:transform="rotate (1.5707963267946) translate (0.346922651819683cm 2.95465510112112cm)" svg:viewBox="0 0 1042 1044" svg:d="m1042 694c0 1044-521 1044-521 1044 0 0-521 0-521-1044 0 696 521 696 521 0z">
          <text:p/>
        </draw:path>
        <draw:path draw:style-name="gr9" draw:text-style-name="P1" draw:layer="layout" svg:width="1.041cm" svg:height="1.069cm" draw:transform="skewX (0.0239110107523178) rotate (-3.11471458310968) translate (1.39025498467539cm 1.91198623045024cm)" svg:viewBox="0 0 1042 1070" svg:d="m1042-3348c-1044-28-1042-549-1042-549 0 0-3 1042 1041 107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6" draw:display-name="Gradient 26" draw:style="radial" draw:cx="10%" draw:cy="10%" draw:start-color="#000000" draw:end-color="#00dcff" draw:start-intensity="100%" draw:end-intensity="100%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5T13:30:13</dc:date>
    <dc:creator>Adrien-INRIA </dc:creator>
    <meta:editing-duration>PT02H03M31S</meta:editing-duration>
    <meta:editing-cycles>7</meta:editing-cycles>
    <meta:generator>OpenOffice.org/3.2$Linux OpenOffice.org_project/320m12$Build-9483</meta:generator>
    <meta:document-statistic meta:object-count="12"/>
  </office:meta>
</office:document-meta>
</file>